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46cm" svg:y1="4.004cm" svg:x2="4.546cm" svg:y2="5.567cm">
          <text:p/>
        </draw:line>
        <draw:rect draw:style-name="gr2" draw:text-style-name="P2" draw:layer="layout" svg:width="6.031cm" svg:height="1.758cm" svg:x="17.123cm" svg:y="2.899cm">
          <text:p text:style-name="P1"><text:span text:style-name="T1">Configuration files</text:span></text:p>
          <text:p text:style-name="P1"><text:span text:style-name="T1">to verify</text:span></text:p>
        </draw:rect>
        <draw:line draw:style-name="gr1" draw:text-style-name="P1" draw:layer="layout" svg:x1="12.605cm" svg:y1="7.313cm" svg:x2="12.605cm" svg:y2="8.876cm">
          <text:p/>
        </draw:line>
        <draw:frame draw:style-name="gr3" draw:text-style-name="P3" draw:layer="layout" svg:width="5.929cm" svg:height="1.119cm" svg:x="7.943cm" svg:y="7.586cm">
          <draw:text-box>
            <text:p text:style-name="P3"><text:span text:style-name="T2">Learn rules</text:span></text:p>
          </draw:text-box>
        </draw:frame>
        <draw:line draw:style-name="gr1" draw:text-style-name="P1" draw:layer="layout" svg:x1="6.429cm" svg:y1="6.257cm" svg:x2="9.754cm" svg:y2="6.257cm">
          <text:p/>
        </draw:line>
        <draw:frame draw:style-name="gr3" draw:layer="layout" svg:width="3.004cm" svg:height="0.962cm" svg:x="24.759cm" svg:y="3.07cm">
          <draw:text-box>
            <text:p>Yes / No</text:p>
          </draw:text-box>
        </draw:frame>
        <draw:rect draw:style-name="gr4" draw:text-style-name="P4" draw:layer="layout" svg:width="4.865cm" svg:height="1.424cm" svg:x="10.379cm" svg:y="9.002cm">
          <text:p text:style-name="P1"><text:span text:style-name="T2">Learner</text:span></text:p>
        </draw:rect>
        <draw:circle draw:style-name="gr5" draw:text-style-name="P5" draw:layer="layout" svg:width="1.353cm" svg:height="1.353cm" svg:x="18.454cm" svg:y="6.232cm">
          <text:p text:style-name="P1"><text:span text:style-name="T3">+</text:span></text:p>
        </draw:circle>
        <draw:line draw:style-name="gr1" draw:text-style-name="P1" draw:layer="layout" svg:x1="19.126cm" svg:y1="9.067cm" svg:x2="19.126cm" svg:y2="7.585cm">
          <text:p/>
        </draw:line>
        <draw:frame draw:style-name="gr6" draw:text-style-name="P1" draw:layer="layout" svg:width="1.439cm" svg:height="2.158cm" svg:x="19.892cm" svg:y="0.551cm">
          <draw:image xlink:href="Pictures/100002010000019200000250ECDCEE63.png" xlink:type="simple" xlink:show="embed" xlink:actuate="onLoad">
            <text:p/>
          </draw:image>
        </draw:frame>
        <draw:rect draw:style-name="gr7" draw:text-style-name="P6" draw:layer="layout" svg:width="3.329cm" svg:height="1.567cm" svg:x="17.62cm" svg:y="8.867cm">
          <text:p text:style-name="P1"><text:span text:style-name="T4">Rules</text:span></text:p>
        </draw:rect>
        <draw:g>
          <draw:custom-shape draw:style-name="gr8" draw:text-style-name="P1" draw:layer="layout" svg:width="4.386cm" svg:height="2.324cm" draw:transform="rotate (3.1415926535892) translate (7.482cm 2.5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4.386cm" svg:height="2.324cm" draw:transform="rotate (3.1415926535892) translate (6.911cm 3.2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4.386cm" svg:height="2.324cm" draw:transform="rotate (3.1415926535892) translate (6.383cm 4.0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1" draw:layer="layout" svg:width="5.083cm" svg:height="1.673cm" svg:x="1.828cm" svg:y="2.15cm">
            <draw:text-box>
              <text:p text:style-name="P1">Configuration </text:p>
              <text:p text:style-name="P1">files</text:p>
            </draw:text-box>
          </draw:frame>
        </draw:g>
        <draw:custom-shape draw:style-name="gr9" draw:text-style-name="P1" draw:layer="layout" svg:width="4.386cm" svg:height="2.324cm" draw:transform="rotate (3.1415926535892) translate (15.395cm 5.6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4.824cm 6.3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4.296cm 7.1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" draw:layer="layout" svg:width="5.083cm" svg:height="1.673cm" svg:x="9.551cm" svg:y="5.318cm">
          <draw:text-box>
            <text:p text:style-name="P1">Intermediate representation</text:p>
          </draw:text-box>
        </draw:frame>
        <draw:line draw:style-name="gr1" draw:text-style-name="P1" draw:layer="layout" svg:x1="15.464cm" svg:y1="9.813cm" svg:x2="17.528cm" svg:y2="9.813cm">
          <text:p/>
        </draw:line>
        <draw:line draw:style-name="gr1" draw:text-style-name="P1" draw:layer="layout" svg:x1="19.15cm" svg:y1="4.669cm" svg:x2="19.15cm" svg:y2="6.232cm">
          <text:p/>
        </draw:line>
        <draw:line draw:style-name="gr1" draw:text-style-name="P1" draw:layer="layout" svg:x1="19.807cm" svg:y1="6.861cm" svg:x2="23.132cm" svg:y2="6.861cm">
          <text:p/>
        </draw:line>
        <draw:line draw:style-name="gr10" draw:text-style-name="P1" draw:layer="layout" svg:x1="24.833cm" svg:y1="6.387cm" svg:x2="24.833cm" svg:y2="1.635cm">
          <text:p/>
        </draw:line>
        <draw:line draw:style-name="gr11" draw:text-style-name="P1" draw:layer="layout" svg:x1="21.499cm" svg:y1="1.7cm" svg:x2="24.824cm" svg:y2="1.7cm">
          <text:p/>
        </draw:line>
        <draw:custom-shape draw:style-name="gr12" draw:text-style-name="P4" draw:layer="layout" svg:width="3.539cm" svg:height="2.241cm" svg:x="23.086cm" svg:y="5.748cm">
          <text:p text:style-name="P1"><text:span text:style-name="T2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4" draw:layer="layout" svg:width="4.865cm" svg:height="1.424cm" svg:x="1.364cm" svg:y="5.723cm">
          <text:p text:style-name="P1"><text:span text:style-name="T2">Translator</text:span></text:p>
        </draw:rect>
        <draw:frame draw:style-name="gr3" draw:layer="layout" svg:width="5.929cm" svg:height="0.962cm" svg:x="1.331cm" svg:y="4.378cm">
          <draw:text-box>
            <text:p>Translate</text:p>
          </draw:text-box>
        </draw:frame>
        <draw:frame draw:style-name="gr3" draw:text-style-name="P7" draw:layer="layout" svg:width="5.929cm" svg:height="1.195cm" svg:x="15.546cm" svg:y="6.326cm">
          <draw:text-box>
            <text:p><text:span text:style-name="T4">Check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5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16cm" svg:x="1cm" svg:y="4.162cm"/>
      <draw:page-thumbnail draw:layer="backgroundobjects" svg:width="9.294cm" svg:height="3.516cm" svg:x="1cm" svg:y="12.21cm"/>
      <draw:page-thumbnail draw:layer="backgroundobjects" svg:width="9.294cm" svg:height="3.516cm" svg:x="1cm" svg:y="20.258cm"/>
      <draw:page-thumbnail draw:layer="backgroundobjects" svg:width="9.294cm" svg:height="3.516cm" svg:x="11.295cm" svg:y="4.162cm"/>
      <draw:page-thumbnail draw:layer="backgroundobjects" svg:width="9.294cm" svg:height="3.516cm" svg:x="11.295cm" svg:y="12.21cm"/>
      <draw:page-thumbnail draw:layer="backgroundobjects" svg:width="9.294cm" svg:height="3.516cm" svg:x="11.295cm" svg:y="20.25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48M50S</meta:editing-duration>
    <meta:editing-cycles>11</meta:editing-cycles>
    <dc:date>2016-01-29T15:23:18</dc:date>
    <dc:creator>Ennan Zhai</dc:creator>
    <meta:generator>OpenOffice/4.0.1$Unix OpenOffice.org_project/401m5$Build-9714</meta:generator>
    <meta:document-statistic meta:object-count="52"/>
  </office:meta>
</office:document-meta>
</file>